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fo:break-before="page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9.01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10.31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5.114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4" style:family="table-row">
      <style:table-row-properties style:min-row-height="6.221cm"/>
    </style:style>
    <style:style style:name="Tabela3" style:family="table">
      <style:table-properties style:width="17cm" fo:break-before="page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2" style:family="table-row">
      <style:table-row-properties style:min-row-height="5.114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4" style:family="table-row">
      <style:table-row-properties style:min-row-height="4.81cm"/>
    </style:style>
    <style:style style:name="Tabela4" style:family="table">
      <style:table-properties style:width="17cm" fo:break-before="page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2" style:family="table-row">
      <style:table-row-properties style:min-row-height="5.114cm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4" style:family="table-row">
      <style:table-row-properties style:min-row-height="4.81cm"/>
    </style:style>
    <style:style style:name="Tabela5" style:family="table">
      <style:table-properties style:width="17cm" fo:break-before="page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2" style:family="table-row">
      <style:table-row-properties style:min-row-height="5.114cm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4" style:family="table-row">
      <style:table-row-properties style:min-row-height="4.81cm"/>
    </style:style>
    <style:style style:name="P1" style:family="paragraph" style:parent-style-name="Standard">
      <style:text-properties officeooo:rsid="000ed886" officeooo:paragraph-rsid="000ed886"/>
    </style:style>
    <style:style style:name="P2" style:family="paragraph" style:parent-style-name="Standard">
      <style:paragraph-properties fo:text-align="justify" style:justify-single-word="false"/>
      <style:text-properties officeooo:rsid="000ed886" officeooo:paragraph-rsid="000ed886"/>
    </style:style>
    <style:style style:name="P3" style:family="paragraph" style:parent-style-name="Standard">
      <style:paragraph-properties fo:text-align="justify" style:justify-single-word="false"/>
      <style:text-properties officeooo:rsid="000ed886" officeooo:paragraph-rsid="001dde6c"/>
    </style:style>
    <style:style style:name="P4" style:family="paragraph" style:parent-style-name="Standard">
      <style:text-properties officeooo:rsid="00117cc6" officeooo:paragraph-rsid="00117cc6"/>
    </style:style>
    <style:style style:name="P5" style:family="paragraph" style:parent-style-name="Standard">
      <style:text-properties officeooo:rsid="00117cc6" officeooo:paragraph-rsid="00266139"/>
    </style:style>
    <style:style style:name="P6" style:family="paragraph" style:parent-style-name="Standard">
      <style:text-properties fo:font-weight="bold" officeooo:rsid="00117cc6" officeooo:paragraph-rsid="00117cc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dde6c" officeooo:paragraph-rsid="001dde6c"/>
    </style:style>
    <style:style style:name="P8" style:family="paragraph" style:parent-style-name="Standard">
      <style:paragraph-properties fo:break-before="page"/>
      <style:text-properties officeooo:rsid="000ed886" officeooo:paragraph-rsid="000ed886"/>
    </style:style>
    <style:style style:name="P9" style:family="paragraph" style:parent-style-name="Table_20_Contents">
      <style:paragraph-properties fo:text-align="center" style:justify-single-word="false"/>
      <style:text-properties officeooo:rsid="000ed886" officeooo:paragraph-rsid="000ed886"/>
    </style:style>
    <style:style style:name="P10" style:family="paragraph" style:parent-style-name="Table_20_Contents">
      <style:text-properties officeooo:rsid="00117cc6" officeooo:paragraph-rsid="00117cc6"/>
    </style:style>
    <style:style style:name="P11" style:family="paragraph" style:parent-style-name="Table_20_Contents">
      <style:paragraph-properties fo:text-align="center" style:justify-single-word="false"/>
      <style:text-properties officeooo:rsid="00117cc6" officeooo:paragraph-rsid="00117cc6"/>
    </style:style>
    <style:style style:name="P12" style:family="paragraph" style:parent-style-name="Table_20_Contents">
      <style:paragraph-properties fo:text-align="center" style:justify-single-word="false"/>
      <style:text-properties officeooo:rsid="00117cc6" officeooo:paragraph-rsid="00266139"/>
    </style:style>
    <style:style style:name="P13" style:family="paragraph" style:parent-style-name="Table_20_Contents">
      <style:text-properties officeooo:rsid="00117cc6" officeooo:paragraph-rsid="00266139"/>
    </style:style>
    <style:style style:name="P14" style:family="paragraph" style:parent-style-name="Table_20_Contents">
      <style:text-properties officeooo:rsid="001fb4a6" officeooo:paragraph-rsid="001fb4a6"/>
    </style:style>
    <style:style style:name="P15" style:family="paragraph" style:parent-style-name="Table_20_Contents">
      <style:text-properties officeooo:rsid="00240f96" officeooo:paragraph-rsid="00240f96"/>
    </style:style>
    <style:style style:name="P16" style:family="paragraph" style:parent-style-name="Table_20_Contents">
      <style:text-properties officeooo:rsid="00266139" officeooo:paragraph-rsid="00266139"/>
    </style:style>
    <style:style style:name="P17" style:family="paragraph" style:parent-style-name="Table_20_Contents" style:list-style-name="L1">
      <style:text-properties officeooo:rsid="00159fa9" officeooo:paragraph-rsid="00159fa9"/>
    </style:style>
    <style:style style:name="P18" style:family="paragraph" style:parent-style-name="Table_20_Contents" style:list-style-name="L1">
      <style:text-properties officeooo:rsid="00159fa9" officeooo:paragraph-rsid="001a7423"/>
    </style:style>
    <style:style style:name="P19" style:family="paragraph" style:parent-style-name="Table_20_Contents" style:list-style-name="L2">
      <style:paragraph-properties fo:text-align="justify" style:justify-single-word="false"/>
      <style:text-properties officeooo:rsid="00159fa9" officeooo:paragraph-rsid="00159fa9"/>
    </style:style>
    <style:style style:name="P20" style:family="paragraph" style:parent-style-name="Table_20_Contents" style:list-style-name="L2">
      <style:paragraph-properties fo:text-align="justify" style:justify-single-word="false"/>
      <style:text-properties officeooo:rsid="0016152f" officeooo:paragraph-rsid="0016152f"/>
    </style:style>
    <style:style style:name="P21" style:family="paragraph" style:parent-style-name="Table_20_Contents" style:list-style-name="L2">
      <style:paragraph-properties fo:text-align="justify" style:justify-single-word="false"/>
      <style:text-properties officeooo:rsid="0018c4ec" officeooo:paragraph-rsid="0018c4ec"/>
    </style:style>
    <style:style style:name="P22" style:family="paragraph" style:parent-style-name="Table_20_Contents" style:list-style-name="L2">
      <style:paragraph-properties fo:text-align="justify" style:justify-single-word="false"/>
      <style:text-properties officeooo:rsid="001a7423" officeooo:paragraph-rsid="001a7423"/>
    </style:style>
    <style:style style:name="P23" style:family="paragraph" style:parent-style-name="Table_20_Contents" style:list-style-name="L2">
      <style:text-properties officeooo:rsid="001a7423" officeooo:paragraph-rsid="001a7423"/>
    </style:style>
    <style:style style:name="P24" style:family="paragraph" style:parent-style-name="Table_20_Contents" style:list-style-name="L3">
      <style:text-properties officeooo:rsid="0021b13c" officeooo:paragraph-rsid="0021b13c"/>
    </style:style>
    <style:style style:name="P25" style:family="paragraph" style:parent-style-name="Table_20_Contents" style:list-style-name="L4">
      <style:text-properties officeooo:rsid="0021b13c" officeooo:paragraph-rsid="0021b13c"/>
    </style:style>
    <style:style style:name="P26" style:family="paragraph" style:parent-style-name="Table_20_Contents" style:list-style-name="L3">
      <style:text-properties officeooo:rsid="00221aa1" officeooo:paragraph-rsid="00221aa1"/>
    </style:style>
    <style:style style:name="P27" style:family="paragraph" style:parent-style-name="Table_20_Contents" style:list-style-name="L4">
      <style:text-properties officeooo:rsid="00221aa1" officeooo:paragraph-rsid="00221aa1"/>
    </style:style>
    <style:style style:name="P28" style:family="paragraph" style:parent-style-name="Table_20_Contents" style:list-style-name="L4">
      <style:text-properties officeooo:rsid="0020da24" officeooo:paragraph-rsid="0020da24"/>
    </style:style>
    <style:style style:name="P29" style:family="paragraph" style:parent-style-name="Table_20_Contents" style:list-style-name="L4">
      <style:text-properties officeooo:rsid="00240bd9" officeooo:paragraph-rsid="00240bd9"/>
    </style:style>
    <style:style style:name="P30" style:family="paragraph" style:parent-style-name="Table_20_Contents" style:list-style-name="L3">
      <style:text-properties officeooo:rsid="00240f96" officeooo:paragraph-rsid="00240f96"/>
    </style:style>
    <style:style style:name="P31" style:family="paragraph" style:parent-style-name="Table_20_Contents" style:list-style-name="L5">
      <style:text-properties officeooo:rsid="00240f96" officeooo:paragraph-rsid="00240f96"/>
    </style:style>
    <style:style style:name="P32" style:family="paragraph" style:parent-style-name="Table_20_Contents" style:list-style-name="L6">
      <style:text-properties officeooo:rsid="00240f96" officeooo:paragraph-rsid="00266139"/>
    </style:style>
    <style:style style:name="P33" style:family="paragraph" style:parent-style-name="Table_20_Contents" style:list-style-name="L7">
      <style:text-properties officeooo:rsid="00240f96" officeooo:paragraph-rsid="00272547"/>
    </style:style>
    <style:style style:name="P34" style:family="paragraph" style:parent-style-name="Table_20_Contents" style:list-style-name="L3">
      <style:text-properties officeooo:rsid="00247d64" officeooo:paragraph-rsid="00247d64"/>
    </style:style>
    <style:style style:name="P35" style:family="paragraph" style:parent-style-name="Table_20_Contents" style:list-style-name="L3">
      <style:text-properties officeooo:rsid="00247d64" officeooo:paragraph-rsid="00266139"/>
    </style:style>
    <style:style style:name="P36" style:family="paragraph" style:parent-style-name="Table_20_Contents" style:list-style-name="L5">
      <style:text-properties officeooo:rsid="002547a1" officeooo:paragraph-rsid="002547a1"/>
    </style:style>
    <style:style style:name="P37" style:family="paragraph" style:parent-style-name="Table_20_Contents" style:list-style-name="L5">
      <style:text-properties officeooo:rsid="00266139" officeooo:paragraph-rsid="00266139"/>
    </style:style>
    <style:style style:name="P38" style:family="paragraph" style:parent-style-name="Table_20_Contents" style:list-style-name="L6">
      <style:text-properties officeooo:rsid="00266139" officeooo:paragraph-rsid="00266139"/>
    </style:style>
    <style:style style:name="P39" style:family="paragraph" style:parent-style-name="Table_20_Contents" style:list-style-name="L7">
      <style:text-properties officeooo:rsid="00266139" officeooo:paragraph-rsid="00272547"/>
    </style:style>
    <style:style style:name="P40" style:family="paragraph" style:parent-style-name="Table_20_Contents">
      <style:paragraph-properties fo:text-align="center" style:justify-single-word="false"/>
      <style:text-properties officeooo:rsid="00117cc6" officeooo:paragraph-rsid="00272547"/>
    </style:style>
    <style:style style:name="P41" style:family="paragraph" style:parent-style-name="Table_20_Contents">
      <style:text-properties officeooo:rsid="00117cc6" officeooo:paragraph-rsid="00272547"/>
    </style:style>
    <style:style style:name="P42" style:family="paragraph" style:parent-style-name="Table_20_Contents">
      <style:text-properties officeooo:rsid="00272547" officeooo:paragraph-rsid="00272547"/>
    </style:style>
    <style:style style:name="P43" style:family="paragraph" style:parent-style-name="Table_20_Contents" style:list-style-name="L7">
      <style:text-properties officeooo:rsid="00272547" officeooo:paragraph-rsid="00272547"/>
    </style:style>
    <style:style style:name="P44" style:family="paragraph" style:parent-style-name="Table_20_Contents" style:list-style-name="L3">
      <style:text-properties officeooo:rsid="00272547" officeooo:paragraph-rsid="00272547"/>
    </style:style>
    <style:style style:name="P45" style:family="paragraph" style:parent-style-name="Table_20_Contents" style:list-style-name="L3">
      <style:text-properties officeooo:rsid="00287893" officeooo:paragraph-rsid="00287893"/>
    </style:style>
    <style:style style:name="P46" style:family="paragraph" style:parent-style-name="Table_20_Contents" style:list-style-name="L7">
      <style:text-properties officeooo:rsid="00287893" officeooo:paragraph-rsid="00287893"/>
    </style:style>
    <style:style style:name="P47" style:family="paragraph" style:parent-style-name="Standard">
      <style:text-properties officeooo:rsid="00117cc6" officeooo:paragraph-rsid="00117cc6"/>
    </style:style>
    <style:style style:name="P48" style:family="paragraph" style:parent-style-name="Standard">
      <style:text-properties officeooo:rsid="00117cc6" officeooo:paragraph-rsid="00272547"/>
    </style:style>
    <style:style style:name="T1" style:family="text">
      <style:text-properties officeooo:rsid="0013a5f5"/>
    </style:style>
    <style:style style:name="T2" style:family="text">
      <style:text-properties officeooo:rsid="00153f3f"/>
    </style:style>
    <style:style style:name="T3" style:family="text">
      <style:text-properties officeooo:rsid="0016152f"/>
    </style:style>
    <style:style style:name="T4" style:family="text">
      <style:text-properties officeooo:rsid="0018c4ec"/>
    </style:style>
    <style:style style:name="T5" style:family="text">
      <style:text-properties officeooo:rsid="00191b16"/>
    </style:style>
    <style:style style:name="T6" style:family="text">
      <style:text-properties officeooo:rsid="001a7423"/>
    </style:style>
    <style:style style:name="T7" style:family="text">
      <style:text-properties officeooo:rsid="001d1871"/>
    </style:style>
    <style:style style:name="T8" style:family="text">
      <style:text-properties officeooo:rsid="0020da24"/>
    </style:style>
    <style:style style:name="T9" style:family="text">
      <style:text-properties officeooo:rsid="00221aa1"/>
    </style:style>
    <style:style style:name="T10" style:family="text">
      <style:text-properties officeooo:rsid="00240bd9"/>
    </style:style>
    <style:style style:name="T11" style:family="text">
      <style:text-properties officeooo:rsid="00240f96"/>
    </style:style>
    <style:style style:name="T12" style:family="text">
      <style:text-properties officeooo:rsid="00247d64"/>
    </style:style>
    <style:style style:name="T13" style:family="text">
      <style:text-properties officeooo:rsid="00266139"/>
    </style:style>
    <style:style style:name="T14" style:family="text">
      <style:text-properties officeooo:rsid="002725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ão do Produto</text:p>
      <text:p text:style-name="P1"/>
      <text:p text:style-name="P2">Para: <text:span text:style-name="T7">Pessoas que utilizam transporte publico e donos de carros e vans.</text:span></text:p>
      <text:p text:style-name="P2"><text:span text:style-name="T7">C</text:span>ujo<text:span text:style-name="T7"> a necessidade de controlar horários de vários meios de transportes diferentes, ou obter caronas para chegar ao destino. </text:span></text:p>
      <text:p text:style-name="P2">O <text:span text:style-name="T1">TransitEasy é</text:span> um<text:span text:style-name="T1">a</text:span> <text:span text:style-name="T1">plataforma/sistema WEB voltado ao gerenciamento e controle de horários dos transportes públicos onde quem registra os horários são os próprios usuários e um gerenciador de meios de transportes alternativos tendo ou não custo de viagem repassado para os usuários/passageiros.</text:span></text:p>
      <text:p text:style-name="P3">Que <text:span text:style-name="T1">visa em um único local registrar pontos de encontros e os horários de que estes transportes urbanos(vans, trens, aviões e barcos) passam. Neste sistema permitira a criação de um ponto de encontro aos quais linhas de ônibus, vans passam por ele bem como horários de voos de aviões(caso o ponto seja em aeroportos) ou barcos(cais). </text:span></text:p>
      <text:p text:style-name="P7">O ponto de encontro bem como as informações sobre os meios de transportes e os horários ficam disponiveis de forma a facilitar o usuário a organizar o seu translado.</text:p>
      <text:p text:style-name="P7">Os usuários podem enriquecer as informações sobre os pontos de encontro, acrescento, por exemplo, outras linhas de ônibus ou vans, atualizando ou acrescentando horários aos meios transporte já cadastrados.</text:p>
      <text:p text:style-name="P7">Os usuários que possuem vans, que realizarem o cadastro previamente e sua van realiza um destes itinerários, poderá aderi ao serviço de reserva de vaga.</text:p>
      <text:p text:style-name="P7">O serviço de reserva de vaga funciona da seguinte maneira, a van deste usuário vai aparecer com a opção reserva habilitado, os usuários poderão clicar no horário na opção reserva, selecionar uma das vagas. O usuário deve encontrar no horário marcado e naquele ponto de encontro o motorista da van. O motorista da van pode confirmar o comparecimento do passageiro e o pagamento. O motorista consegue gerar um relatório do faturamento do dia. Eles também poderão desabilitar a opção de reserva e deixar um aviso que a van esta inoperante temporariamente.</text:p>
      <text:p text:style-name="P7">Os usuários que possuem carros e optarem por registrá-los, terão a opção de oferecer caronas nos pontos de encontros, o serviço vai ter as mesmas funcionalidades das vans, mas não poderão ser gerados horários como as linhas de vans. </text:p>
      <text:p text:style-name="P3"/>
      <text:p text:style-name="P2">Diferentemente d<text:span text:style-name="T2">os outros sistemas (Uber, 99 taxi e etc) o TransitEasy não tem como foco a corrida em si, mas a organização de que horários dos meios de transportes registrados, estão disponíveis naquele ponto e se ha utilizar uma carona dividindo ou não o gasto da mesma.</text:span></text:p>
      <text:p text:style-name="P2">o nosso produ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É</text:p>
          </table:table-cell>
          <table:table-cell table:style-name="Tabela1.B1" office:value-type="string">
            <text:p text:style-name="P9">Não é</text:p>
          </table:table-cell>
        </table:table-row>
        <table:table-row table:style-name="Tabela1.2">
          <table:table-cell table:style-name="Tabela1.A2" office:value-type="string">
            <text:list xml:id="list221898604" text:style-name="L1">
              <text:list-item>
                <text:p text:style-name="P17">Uma plataforma WEB desenvolvido com react e next <text:span text:style-name="T6">para promover o encontro dos passageiros aos meios de transporte disponíveis em uma região</text:span>.</text:p>
              </text:list-item>
            </text:list>
          </table:table-cell>
          <table:table-cell table:style-name="Tabela1.B2" office:value-type="string">
            <text:list xml:id="list120923721056303" text:continue-numbering="true" text:style-name="L1">
              <text:list-item>
                <text:p text:style-name="P18">Um sistema de locação de carro<text:span text:style-name="T6">(</text:span>uber e taxi<text:span text:style-name="T6">)</text:span></text:p>
              </text:list-item>
              <text:list-item>
                <text:p text:style-name="P17">Um sistema de <text:span text:style-name="T6">aluguel de carros</text:span></text:p>
              </text:list-item>
              <text:list-item>
                <text:p text:style-name="P17">Sistema de venda de passagens</text:p>
              </text:list-item>
              <text:list-item>
                <text:p text:style-name="P17">Não é um gps </text:p>
              </text:list-item>
            </text:list>
          </table:table-cell>
        </table:table-row>
        <table:table-row>
          <table:table-cell table:style-name="Tabela1.A2" office:value-type="string">
            <text:p text:style-name="P9">Faz </text:p>
          </table:table-cell>
          <table:table-cell table:style-name="Tabela1.B2" office:value-type="string">
            <text:p text:style-name="P9">Não Faz</text:p>
          </table:table-cell>
        </table:table-row>
        <table:table-row table:style-name="Tabela1.4">
          <table:table-cell table:style-name="Tabela1.A2" office:value-type="string">
            <text:list xml:id="list1078503299" text:style-name="L2">
              <text:list-item>
                <text:p text:style-name="P19">O usuário realiza o alto cadastro </text:p>
              </text:list-item>
              <text:list-item>
                <text:p text:style-name="P19">O usuário <text:span text:style-name="T6">c</text:span>ria<text:span text:style-name="T6">r</text:span> o ponto de referência (local de passagens de Ônibus, <text:span text:style-name="T3">vans, aviões e carros)</text:span></text:p>
              </text:list-item>
              <text:list-item>
                <text:p text:style-name="P20">Cadastra os meios de transportes que vão ser observado e seus horários </text:p>
              </text:list-item>
              <text:list-item>
                <text:p text:style-name="P20">Criar o transporte de carona que pode ser um Ônibus, uma van ou um carro.</text:p>
              </text:list-item>
              <text:list-item>
                <text:p text:style-name="P20">Exibe o preço da carona em caso de dividir as despesas(Rachinha)</text:p>
              </text:list-item>
              <text:list-item>
                <text:p text:style-name="P20">Permite o cadastrante <text:span text:style-name="T4">do veículo pré alocar</text:span> <text:span text:style-name="T4">passageiros</text:span> nas poltronas <text:span text:style-name="T4">em casos que as pessoas já são frequente</text:span></text:p>
              </text:list-item>
              <text:list-item>
                <text:p text:style-name="P20"><text:span text:style-name="T4">Permite avaliar o ponto</text:span> <text:span text:style-name="T4">quanto a clareza da localização e segurança.</text:span></text:p>
              </text:list-item>
              <text:list-item>
                <text:p text:style-name="P21">Permite avaliar os <text:span text:style-name="T5">motoristas/</text:span>veículos de caronas quanto a pontualidade e cordialidade e segurança.</text:p>
              </text:list-item>
              <text:list-item>
                <text:p text:style-name="P21">Permite avaliar o <text:span text:style-name="T6">usuário/passageiro quanto ao comprometimento, pontualidade e cordialidade.</text:span></text:p>
              </text:list-item>
              <text:list-item>
                <text:p text:style-name="P22">Permite motoristas de van e rotas fixa informar problema no veículo que impede de fazer o horário.</text:p>
              </text:list-item>
            </text:list>
          </table:table-cell>
          <table:table-cell table:style-name="Tabela1.B2" office:value-type="string">
            <text:list xml:id="list120923441521957" text:continue-numbering="true" text:style-name="L2">
              <text:list-item>
                <text:p text:style-name="P23">Não faz geolocalização </text:p>
              </text:list-item>
              <text:list-item>
                <text:p text:style-name="P23">Não faz recebimentos financeiro das rachinhas</text:p>
              </text:list-item>
              <text:list-item>
                <text:p text:style-name="P23">Não informa endereço dos usuários</text:p>
              </text:list-item>
              <text:list-item>
                <text:p text:style-name="P23">Não emite recibos</text:p>
              </text:list-item>
              <text:list-item>
                <text:p text:style-name="P23">Não envia e-mail e sms de confirmação</text:p>
              </text:list-item>
              <text:list-item>
                <text:p text:style-name="P23">Não faz comunicação entre passageiros.</text:p>
                <text:p text:style-name="P23"/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6">Personas (usuários e seus objetivos)</text:p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">Nome:</text:p>
          </table:table-cell>
          <table:table-cell table:style-name="Tabela2.B1" office:value-type="string">
            <text:p text:style-name="P11">Comportamento</text:p>
          </table:table-cell>
        </table:table-row>
        <table:table-row table:style-name="Tabela2.2">
          <table:table-cell table:style-name="Tabela2.A2" office:value-type="string">
            <text:p text:style-name="P14">Marcelo <text:span text:style-name="T8">Antônio</text:span></text:p>
          </table:table-cell>
          <table:table-cell table:style-name="Tabela2.B2" office:value-type="string">
            <text:list xml:id="list1214699169" text:style-name="L3">
              <text:list-item>
                <text:p text:style-name="P24">Acorda as 04:30 da manhã de segunda a sexta-feira para conseguir no serviço as 07:00 pois o ônibus costuma falhar o horário ou atrasar.</text:p>
              </text:list-item>
              <text:list-item>
                <text:p text:style-name="P24">Estuda na hora do almoço <text:span text:style-name="T9">para aproveitar mais o seu tempo.</text:span></text:p>
              </text:list-item>
              <text:list-item>
                <text:p text:style-name="P26">Nos dias que não tem academia, tem que se locomover especifico aonde costuma pegar ônibus ou van.</text:p>
              </text:list-item>
            </text:list>
          </table:table-cell>
        </table:table-row>
        <table:table-row>
          <table:table-cell table:style-name="Tabela2.A2" office:value-type="string">
            <text:p text:style-name="P11">Infs. Demográficas</text:p>
          </table:table-cell>
          <table:table-cell table:style-name="Tabela2.B2" office:value-type="string">
            <text:p text:style-name="P11">Necessidades e Objetivos</text:p>
          </table:table-cell>
        </table:table-row>
        <table:table-row table:style-name="Tabela2.4">
          <table:table-cell table:style-name="Tabela2.A2" office:value-type="string">
            <text:list xml:id="list3764729138" text:style-name="L4">
              <text:list-item>
                <text:p text:style-name="P28">35 anos e casado</text:p>
              </text:list-item>
              <text:list-item>
                <text:p text:style-name="P28">Mora com a família em um condomínio fechado mais afastado da cidade.</text:p>
              </text:list-item>
              <text:list-item>
                <text:p text:style-name="P28">Formado em Sistema de Informação</text:p>
              </text:list-item>
              <text:list-item>
                <text:p text:style-name="P28">Trabalha em uma empresa privada dando suporte aos sistemas.</text:p>
              </text:list-item>
              <text:list-item>
                <text:p text:style-name="P25">Faixa preta de Taekwondo dá aula em um uma academia em outro bairro.</text:p>
              </text:list-item>
              <text:list-item>
                <text:p text:style-name="P25">A família possui dois carros </text:p>
              </text:list-item>
            </text:list>
          </table:table-cell>
          <table:table-cell table:style-name="Tabela2.B2" office:value-type="string">
            <text:list xml:id="list120923746414816" text:continue-numbering="true" text:style-name="L4">
              <text:list-item>
                <text:p text:style-name="P27">Precisa otimizar o seu tempo.</text:p>
              </text:list-item>
              <text:list-item>
                <text:p text:style-name="P27">Tem necessidade organizar os horários das vans e dos ônibus, pois os primeiros são organizados por um grupo de whatsapp <text:span text:style-name="T10">e tem fiscalização da prefeitura quanto ao número de passageiros por viagens tendo que ter um manifesto(nome e cpf do passageiro) </text:span>e o ônibus tem que verificar os horários pelo site da prefeitura.</text:p>
              </text:list-item>
              <text:list-item>
                <text:p text:style-name="P29">Gostaria de utiliza mais o seu carro, mas opta por não utilizar pelo preço da gasolina <text:span text:style-name="T11">e</text:span> estacionamento que teria <text:span text:style-name="T11">se tivesse uma forma de amenizar o gasto utilizaria o seu carro para realizar mais as tarefas diárias</text:span>.</text:p>
              </text:list-item>
            </text:list>
          </table:table-cell>
        </table:table-row>
      </table:table>
      <text:p text:style-name="P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0">Nome:</text:p>
          </table:table-cell>
          <table:table-cell table:style-name="Tabela3.B1" office:value-type="string">
            <text:p text:style-name="P11">Comportamento</text:p>
          </table:table-cell>
        </table:table-row>
        <table:table-row table:style-name="Tabela3.2">
          <table:table-cell table:style-name="Tabela3.A2" office:value-type="string">
            <text:p text:style-name="P15"><text:span text:style-name="T14">Fernanda</text:span> Ribeiro</text:p>
          </table:table-cell>
          <table:table-cell table:style-name="Tabela3.B2" office:value-type="string">
            <text:list xml:id="list120924202604049" text:continue-list="list1214699169" text:style-name="L3">
              <text:list-item>
                <text:p text:style-name="P30">Trabalha em dois hospitais da cidade fazendo plantões de 12/36 consecutivos, então na prática fica um dia no hospital e outro em casa.</text:p>
              </text:list-item>
              <text:list-item>
                <text:p text:style-name="P30">Utiliza o carro para ir para o serviço saindo as 05:00 da manhã para chegar as 06:00 no local de trabalho. Sai do primeiro trabalho as 18:00 para chegar no segundo trabalho as 19:00.</text:p>
              </text:list-item>
              <text:list-item>
                <text:p text:style-name="P30">Tem o costume de dar carona a outros funcionário<text:span text:style-name="T12">s</text:span> do <text:span text:style-name="T12">hospital que tem a necessidade de ir para a cidade ou de ir para outro hospital fazer a segunda jornada de trabalho.</text:span></text:p>
              </text:list-item>
              <text:list-item>
                <text:p text:style-name="P34">No tempo livre em casa tem personal trainer</text:p>
              </text:list-item>
            </text:list>
          </table:table-cell>
        </table:table-row>
        <table:table-row>
          <table:table-cell table:style-name="Tabela3.A2" office:value-type="string">
            <text:p text:style-name="P11">Infs. Demográficas</text:p>
          </table:table-cell>
          <table:table-cell table:style-name="Tabela3.B2" office:value-type="string">
            <text:p text:style-name="P11">Necessidades e Objetivos</text:p>
          </table:table-cell>
        </table:table-row>
        <table:table-row table:style-name="Tabela3.4">
          <table:table-cell table:style-name="Tabela3.A2" office:value-type="string">
            <text:list xml:id="list2404961031" text:style-name="L5">
              <text:list-item>
                <text:p text:style-name="P31">40 anos e casada</text:p>
              </text:list-item>
              <text:list-item>
                <text:p text:style-name="P31">Mãe de uma menina</text:p>
              </text:list-item>
              <text:list-item>
                <text:p text:style-name="P31">Formada em Enfermagem</text:p>
              </text:list-item>
              <text:list-item>
                <text:p text:style-name="P31">Trabalha em dois hospitais</text:p>
                <text:p text:style-name="P31"/>
              </text:list-item>
            </text:list>
          </table:table-cell>
          <table:table-cell table:style-name="Tabela3.B2" office:value-type="string">
            <text:list xml:id="list120923899543331" text:continue-numbering="true" text:style-name="L5">
              <text:list-item>
                <text:p text:style-name="P36">Quando tem problema do carro ela fica sem saber quais são as alternativas <text:span text:style-name="T13">meios de transporte naquele horário.</text:span></text:p>
              </text:list-item>
              <text:list-item>
                <text:p text:style-name="P37">Ela gostaria de economizar com o gasto de combustível.</text:p>
                <text:p text:style-name="P37"/>
              </text:list-item>
            </text:list>
          </table:table-cell>
        </table:table-row>
      </table:table>
      <text:p text:style-name="P4"/>
      <text:p text:style-name="P4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1">Nome:</text:p>
          </table:table-cell>
          <table:table-cell table:style-name="Tabela5.B1" office:value-type="string">
            <text:p text:style-name="P40">Comportamento</text:p>
          </table:table-cell>
        </table:table-row>
        <table:table-row table:style-name="Tabela5.2">
          <table:table-cell table:style-name="Tabela5.A2" office:value-type="string">
            <text:p text:style-name="P42">Marcelia Sabrina</text:p>
          </table:table-cell>
          <table:table-cell table:style-name="Tabela5.B2" office:value-type="string">
            <text:list xml:id="list120924152158932" text:continue-list="list120924202604049" text:style-name="L3">
              <text:list-item>
                <text:p text:style-name="P44">Estuda todos os dias, preparando-se para um concurso publico.</text:p>
              </text:list-item>
              <text:list-item>
                <text:p text:style-name="P44">Costuma sair os finais de semanas para curtir uma balada.</text:p>
              </text:list-item>
              <text:list-item>
                <text:p text:style-name="P44">Ajuda em casa com os afazeres domésticos enquanto ainda não passou em um concurso.</text:p>
              </text:list-item>
              <text:list-item>
                <text:p text:style-name="P45">Tem costume de viajar com os amigos para outras cidades a passeio.</text:p>
              </text:list-item>
            </text:list>
          </table:table-cell>
        </table:table-row>
        <table:table-row>
          <table:table-cell table:style-name="Tabela5.A2" office:value-type="string">
            <text:p text:style-name="P40">Infs. Demográficas</text:p>
          </table:table-cell>
          <table:table-cell table:style-name="Tabela5.B2" office:value-type="string">
            <text:p text:style-name="P40">Necessidades e Objetivos</text:p>
          </table:table-cell>
        </table:table-row>
        <table:table-row table:style-name="Tabela5.4">
          <table:table-cell table:style-name="Tabela5.A2" office:value-type="string">
            <text:list xml:id="list2343932981" text:style-name="L7">
              <text:list-item>
                <text:p text:style-name="P33"><text:span text:style-name="T14">22</text:span> anos e <text:span text:style-name="T14">Solteira</text:span></text:p>
              </text:list-item>
              <text:list-item>
                <text:p text:style-name="P43">Estudante</text:p>
              </text:list-item>
              <text:list-item>
                <text:p text:style-name="P43">Mora com os pais</text:p>
                <text:p text:style-name="P33"/>
                <text:p text:style-name="P33"/>
              </text:list-item>
            </text:list>
          </table:table-cell>
          <table:table-cell table:style-name="Tabela5.B2" office:value-type="string">
            <text:list xml:id="list120924055064587" text:continue-numbering="true" text:style-name="L7">
              <text:list-item>
                <text:p text:style-name="P46">Ela necessita viaja para outras cidades para prestar o concursos.</text:p>
              </text:list-item>
              <text:list-item>
                <text:p text:style-name="P46">Precisa saber se as cidades ou pontos em que estão é realmente seguro.</text:p>
              </text:list-item>
              <text:list-item>
                <text:p text:style-name="P46">Necessita otimizar o seu tempo para que possa estudar sem abrir mão da diversão</text:p>
                <text:p text:style-name="P39"/>
              </text:list-item>
            </text:list>
          </table:table-cell>
        </table:table-row>
      </table:table>
      <text:p text:style-name="P4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3">Nome:</text:p>
          </table:table-cell>
          <table:table-cell table:style-name="Tabela4.B1" office:value-type="string">
            <text:p text:style-name="P12">Comportamento</text:p>
          </table:table-cell>
        </table:table-row>
        <table:table-row table:style-name="Tabela4.2">
          <table:table-cell table:style-name="Tabela4.A2" office:value-type="string">
            <text:p text:style-name="P16">Christian Olivas</text:p>
          </table:table-cell>
          <table:table-cell table:style-name="Tabela4.B2" office:value-type="string">
            <text:list xml:id="list120924379069928" text:continue-list="list120924152158932" text:style-name="L3">
              <text:list-item>
                <text:p text:style-name="P35"/>
              </text:list-item>
            </text:list>
          </table:table-cell>
        </table:table-row>
        <table:table-row>
          <table:table-cell table:style-name="Tabela4.A2" office:value-type="string">
            <text:p text:style-name="P12">Infs. Demográficas</text:p>
          </table:table-cell>
          <table:table-cell table:style-name="Tabela4.B2" office:value-type="string">
            <text:p text:style-name="P12">Necessidades e Objetivos</text:p>
          </table:table-cell>
        </table:table-row>
        <table:table-row table:style-name="Tabela4.4">
          <table:table-cell table:style-name="Tabela4.A2" office:value-type="string">
            <text:list xml:id="list3507477660" text:style-name="L6">
              <text:list-item>
                <text:p text:style-name="P38">20 anos </text:p>
              </text:list-item>
              <text:list-item>
                <text:p text:style-name="P38">Universitário</text:p>
              </text:list-item>
              <text:list-item>
                <text:p text:style-name="P38">Ciências Humanas</text:p>
              </text:list-item>
              <text:list-item>
                <text:p text:style-name="P32"/>
                <text:p text:style-name="P32"/>
              </text:list-item>
            </text:list>
          </table:table-cell>
          <table:table-cell table:style-name="Tabela4.B2" office:value-type="string">
            <text:list xml:id="list120924662893664" text:continue-numbering="true" text:style-name="L6">
              <text:list-item>
                <text:p text:style-name="P38"/>
              </text:list-item>
            </text:list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3T06:13:09.382000000</meta:creation-date>
    <dc:date>2023-08-16T12:09:22.797000000</dc:date>
    <meta:editing-duration>P1DT18H13M46S</meta:editing-duration>
    <meta:editing-cycles>14</meta:editing-cycles>
    <meta:generator>LibreOffice/6.1.3.2$Windows_X86_64 LibreOffice_project/86daf60bf00efa86ad547e59e09d6bb77c699acb</meta:generator>
    <meta:document-statistic meta:table-count="5" meta:image-count="0" meta:object-count="0" meta:page-count="8" meta:paragraph-count="103" meta:word-count="1143" meta:character-count="6559" meta:non-whitespace-character-count="5565"/>
  </office:meta>
</office:document-meta>
</file>